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5.57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2.887cm"/>
    </style:style>
    <style:style style:name="co6" style:family="table-column">
      <style:table-column-properties fo:break-before="auto" style:column-width="29.161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ou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outeId</text:p>
          </table:table-cell>
          <table:table-cell office:value-type="string">
            <text:p>SegmentIndex</text:p>
          </table:table-cell>
          <table:table-cell office:value-type="string">
            <text:p>FromWarehouse</text:p>
          </table:table-cell>
          <table:table-cell office:value-type="string">
            <text:p>ToWarehouse</text:p>
          </table:table-cell>
          <table:table-cell office:value-type="string">
            <text:p>TaskType</text:p>
          </table:table-cell>
          <table:table-cell office:value-type="string">
            <text:p>Quantity</text:p>
          </table:table-cell>
          <table:table-cell office:value-type="string">
            <text:p>AssignedTrucks</text:p>
          </table:table-cell>
          <table:table-cell office:value-type="string">
            <text:p>Events</text:p>
          </table:table-cell>
          <table:table-cell office:value-type="string">
            <text:p>TaskTimeMin</text:p>
          </table:table-cell>
          <table:table-cell office:value-type="string">
            <text:p>RouteTimeMin</text:p>
          </table:table-cell>
          <table:table-cell office:value-type="string">
            <text:p>ReservedTrucks</text:p>
          </table:table-cell>
          <table:table-cell table:number-columns-repeated="1013"/>
        </table:table-row>
        <table:table-row table:style-name="ro1">
          <table:table-cell office:value-type="string">
            <text:p>route-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9</text:p>
          </table:table-cell>
          <table:table-cell office:value-type="string">
            <text:p>task:LOAD_430e58 STARTED, task:LOAD_430e58 FINISHED, task:UNLOAD_1ff3c7 FINISHED</text:p>
          </table:table-cell>
          <table:table-cell office:value-type="string">
            <text:p>[1.5329333333333333, 1.2996666666666667]</text:p>
          </table:table-cell>
          <table:table-cell office:value-type="float" office:value="2.8326">
            <text:p>2,8326</text:p>
          </table:table-cell>
          <table:table-cell table:number-columns-repeated="1014"/>
        </table:table-row>
        <table:table-row table:style-name="ro1">
          <table:table-cell office:value-type="string">
            <text:p>route-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9</text:p>
          </table:table-cell>
          <table:table-cell office:value-type="string">
            <text:p>task:LOAD_430e58 STARTED, task:LOAD_430e58 FINISHED, task:UNLOAD_1ff3c7 FINISHED</text:p>
          </table:table-cell>
          <table:table-cell office:value-type="string">
            <text:p>[1.5329333333333333, 1.2996666666666667]</text:p>
          </table:table-cell>
          <table:table-cell office:value-type="float" office:value="2.8326">
            <text:p>2,8326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474373 STARTED, task:LOAD_474373 FINISHED, task:UNLOAD_8a4f4c FINISHED, task:LOAD_764874 FINISHED, task:UNLOAD_89fdb2 FINISHED</text:p>
          </table:table-cell>
          <table:table-cell office:value-type="string">
            <text:p>[5.826083333333333, 4.848933333333333, 3.9499833333333334, 5.95045]</text:p>
          </table:table-cell>
          <table:table-cell office:value-type="float" office:value="20.57545">
            <text:p>20,57545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474373 STARTED, task:LOAD_474373 FINISHED, task:UNLOAD_8a4f4c FINISHED, task:LOAD_764874 FINISHED, task:UNLOAD_89fdb2 FINISHED</text:p>
          </table:table-cell>
          <table:table-cell office:value-type="string">
            <text:p>[5.826083333333333, 4.848933333333333, 3.9499833333333334, 5.95045]</text:p>
          </table:table-cell>
          <table:table-cell office:value-type="float" office:value="20.57545">
            <text:p>20,57545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474373 STARTED, task:LOAD_474373 FINISHED, task:UNLOAD_8a4f4c FINISHED, task:LOAD_764874 FINISHED, task:UNLOAD_89fdb2 FINISHED</text:p>
          </table:table-cell>
          <table:table-cell office:value-type="string">
            <text:p>[5.826083333333333, 4.848933333333333, 3.9499833333333334, 5.95045]</text:p>
          </table:table-cell>
          <table:table-cell office:value-type="float" office:value="20.57545">
            <text:p>20,57545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474373 STARTED, task:LOAD_474373 FINISHED, task:UNLOAD_8a4f4c FINISHED, task:LOAD_764874 FINISHED, task:UNLOAD_89fdb2 FINISHED</text:p>
          </table:table-cell>
          <table:table-cell office:value-type="string">
            <text:p>[5.826083333333333, 4.848933333333333, 3.9499833333333334, 5.95045]</text:p>
          </table:table-cell>
          <table:table-cell office:value-type="float" office:value="20.57545">
            <text:p>20,57545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9</text:p>
          </table:table-cell>
          <table:table-cell office:value-type="string">
            <text:p>task:LOAD_5168d1 STARTED, task:LOAD_5168d1 FINISHED, task:UNLOAD_f96841 FINISHED</text:p>
          </table:table-cell>
          <table:table-cell office:value-type="string">
            <text:p>[3.0202166666666668, 4.298933333333333]</text:p>
          </table:table-cell>
          <table:table-cell office:value-type="float" office:value="7.31915">
            <text:p>7,31915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9</text:p>
          </table:table-cell>
          <table:table-cell office:value-type="string">
            <text:p>task:LOAD_5168d1 STARTED, task:LOAD_5168d1 FINISHED, task:UNLOAD_f96841 FINISHED</text:p>
          </table:table-cell>
          <table:table-cell office:value-type="string">
            <text:p>[3.0202166666666668, 4.298933333333333]</text:p>
          </table:table-cell>
          <table:table-cell office:value-type="float" office:value="7.31915">
            <text:p>7,31915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8, truck:Truck-small-8</text:p>
          </table:table-cell>
          <table:table-cell office:value-type="string">
            <text:p>task:LOAD_559593 STARTED, task:LOAD_559593 FINISHED, task:UNLOAD_290d19 FINISHED, task:LOAD_9e175a FINISHED, task:UNLOAD_780387 FINISHED</text:p>
          </table:table-cell>
          <table:table-cell office:value-type="string">
            <text:p>[6.064966666666667, 3.5489166666666665, 2.59975, 6.34965]</text:p>
          </table:table-cell>
          <table:table-cell office:value-type="float" office:value="18.5632833333333">
            <text:p>18,56328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8, truck:Truck-small-8</text:p>
          </table:table-cell>
          <table:table-cell office:value-type="string">
            <text:p>task:LOAD_559593 STARTED, task:LOAD_559593 FINISHED, task:UNLOAD_290d19 FINISHED, task:LOAD_9e175a FINISHED, task:UNLOAD_780387 FINISHED</text:p>
          </table:table-cell>
          <table:table-cell office:value-type="string">
            <text:p>[6.064966666666667, 3.5489166666666665, 2.59975, 6.34965]</text:p>
          </table:table-cell>
          <table:table-cell office:value-type="float" office:value="18.5632833333333">
            <text:p>18,56328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8, truck:Truck-small-8</text:p>
          </table:table-cell>
          <table:table-cell office:value-type="string">
            <text:p>task:LOAD_559593 STARTED, task:LOAD_559593 FINISHED, task:UNLOAD_290d19 FINISHED, task:LOAD_9e175a FINISHED, task:UNLOAD_780387 FINISHED</text:p>
          </table:table-cell>
          <table:table-cell office:value-type="string">
            <text:p>[6.064966666666667, 3.5489166666666665, 2.59975, 6.34965]</text:p>
          </table:table-cell>
          <table:table-cell office:value-type="float" office:value="18.5632833333333">
            <text:p>18,56328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8, truck:Truck-small-8</text:p>
          </table:table-cell>
          <table:table-cell office:value-type="string">
            <text:p>task:LOAD_559593 STARTED, task:LOAD_559593 FINISHED, task:UNLOAD_290d19 FINISHED, task:LOAD_9e175a FINISHED, task:UNLOAD_780387 FINISHED</text:p>
          </table:table-cell>
          <table:table-cell office:value-type="string">
            <text:p>[6.064966666666667, 3.5489166666666665, 2.59975, 6.34965]</text:p>
          </table:table-cell>
          <table:table-cell office:value-type="float" office:value="18.5632833333333">
            <text:p>18,5632833333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7, truck:Truck-medium-8</text:p>
          </table:table-cell>
          <table:table-cell office:value-type="string">
            <text:p>task:LOAD_3c483c STARTED, task:LOAD_3c483c FINISHED, task:UNLOAD_a5a8d4 FINISHED</text:p>
          </table:table-cell>
          <table:table-cell office:value-type="string">
            <text:p>[3.5117666666666665, 1.79945]</text:p>
          </table:table-cell>
          <table:table-cell office:value-type="float" office:value="5.31121666666667">
            <text:p>5,3112166667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7, truck:Truck-medium-8</text:p>
          </table:table-cell>
          <table:table-cell office:value-type="string">
            <text:p>task:LOAD_3c483c STARTED, task:LOAD_3c483c FINISHED, task:UNLOAD_a5a8d4 FINISHED</text:p>
          </table:table-cell>
          <table:table-cell office:value-type="string">
            <text:p>[3.5117666666666665, 1.79945]</text:p>
          </table:table-cell>
          <table:table-cell office:value-type="float" office:value="5.31121666666667">
            <text:p>5,31121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5</text:p>
          </table:table-cell>
          <table:table-cell office:value-type="string">
            <text:p>task:LOAD_8b76eb STARTED, task:LOAD_8b76eb FINISHED, task:UNLOAD_9c8692 FINISHED, task:LOAD_cf36a3 FINISHED, task:UNLOAD_9f0263 FINISHED</text:p>
          </table:table-cell>
          <table:table-cell office:value-type="string">
            <text:p>[2.7837666666666667, 3.0492166666666667, 2.0995166666666667, 2.9492833333333333]</text:p>
          </table:table-cell>
          <table:table-cell office:value-type="float" office:value="10.8817833333333">
            <text:p>10,881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5</text:p>
          </table:table-cell>
          <table:table-cell office:value-type="string">
            <text:p>task:LOAD_8b76eb STARTED, task:LOAD_8b76eb FINISHED, task:UNLOAD_9c8692 FINISHED, task:LOAD_cf36a3 FINISHED, task:UNLOAD_9f0263 FINISHED</text:p>
          </table:table-cell>
          <table:table-cell office:value-type="string">
            <text:p>[2.7837666666666667, 3.0492166666666667, 2.0995166666666667, 2.9492833333333333]</text:p>
          </table:table-cell>
          <table:table-cell office:value-type="float" office:value="10.8817833333333">
            <text:p>10,881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5</text:p>
          </table:table-cell>
          <table:table-cell office:value-type="string">
            <text:p>task:LOAD_8b76eb STARTED, task:LOAD_8b76eb FINISHED, task:UNLOAD_9c8692 FINISHED, task:LOAD_cf36a3 FINISHED, task:UNLOAD_9f0263 FINISHED</text:p>
          </table:table-cell>
          <table:table-cell office:value-type="string">
            <text:p>[2.7837666666666667, 3.0492166666666667, 2.0995166666666667, 2.9492833333333333]</text:p>
          </table:table-cell>
          <table:table-cell office:value-type="float" office:value="10.8817833333333">
            <text:p>10,881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5</text:p>
          </table:table-cell>
          <table:table-cell office:value-type="string">
            <text:p>task:LOAD_8b76eb STARTED, task:LOAD_8b76eb FINISHED, task:UNLOAD_9c8692 FINISHED, task:LOAD_cf36a3 FINISHED, task:UNLOAD_9f0263 FINISHED</text:p>
          </table:table-cell>
          <table:table-cell office:value-type="string">
            <text:p>[2.7837666666666667, 3.0492166666666667, 2.0995166666666667, 2.9492833333333333]</text:p>
          </table:table-cell>
          <table:table-cell office:value-type="float" office:value="10.8817833333333">
            <text:p>10,8817833333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7</text:p>
          </table:table-cell>
          <table:table-cell office:value-type="string">
            <text:p>task:LOAD_78b018 STARTED, task:LOAD_78b018 FINISHED, task:UNLOAD_820cd2 FINISHED</text:p>
          </table:table-cell>
          <table:table-cell office:value-type="string">
            <text:p>[3.279533333333333, 3.2999]</text:p>
          </table:table-cell>
          <table:table-cell office:value-type="float" office:value="6.57943333333333">
            <text:p>6,5794333333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7</text:p>
          </table:table-cell>
          <table:table-cell office:value-type="string">
            <text:p>task:LOAD_78b018 STARTED, task:LOAD_78b018 FINISHED, task:UNLOAD_820cd2 FINISHED</text:p>
          </table:table-cell>
          <table:table-cell office:value-type="string">
            <text:p>[3.279533333333333, 3.2999]</text:p>
          </table:table-cell>
          <table:table-cell office:value-type="float" office:value="6.57943333333333">
            <text:p>6,57943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7</text:p>
          </table:table-cell>
          <table:table-cell office:value-type="string">
            <text:p>task:LOAD_50f1fa STARTED, task:LOAD_50f1fa FINISHED, task:UNLOAD_f0069a FINISHED, task:LOAD_cf375f FINISHED, task:UNLOAD_585988 FINISHED</text:p>
          </table:table-cell>
          <table:table-cell office:value-type="string">
            <text:p>[0.5270666666666667, 3.24905, 2.79945, 2.7998166666666666]</text:p>
          </table:table-cell>
          <table:table-cell office:value-type="float" office:value="9.37538333333333">
            <text:p>9,37538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7</text:p>
          </table:table-cell>
          <table:table-cell office:value-type="string">
            <text:p>task:LOAD_50f1fa STARTED, task:LOAD_50f1fa FINISHED, task:UNLOAD_f0069a FINISHED, task:LOAD_cf375f FINISHED, task:UNLOAD_585988 FINISHED</text:p>
          </table:table-cell>
          <table:table-cell office:value-type="string">
            <text:p>[0.5270666666666667, 3.24905, 2.79945, 2.7998166666666666]</text:p>
          </table:table-cell>
          <table:table-cell office:value-type="float" office:value="9.37538333333333">
            <text:p>9,37538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7</text:p>
          </table:table-cell>
          <table:table-cell office:value-type="string">
            <text:p>task:LOAD_50f1fa STARTED, task:LOAD_50f1fa FINISHED, task:UNLOAD_f0069a FINISHED, task:LOAD_cf375f FINISHED, task:UNLOAD_585988 FINISHED</text:p>
          </table:table-cell>
          <table:table-cell office:value-type="string">
            <text:p>[0.5270666666666667, 3.24905, 2.79945, 2.7998166666666666]</text:p>
          </table:table-cell>
          <table:table-cell office:value-type="float" office:value="9.37538333333333">
            <text:p>9,3753833333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7</text:p>
          </table:table-cell>
          <table:table-cell office:value-type="string">
            <text:p>task:LOAD_50f1fa STARTED, task:LOAD_50f1fa FINISHED, task:UNLOAD_f0069a FINISHED, task:LOAD_cf375f FINISHED, task:UNLOAD_585988 FINISHED</text:p>
          </table:table-cell>
          <table:table-cell office:value-type="string">
            <text:p>[0.5270666666666667, 3.24905, 2.79945, 2.7998166666666666]</text:p>
          </table:table-cell>
          <table:table-cell office:value-type="float" office:value="9.37538333333333">
            <text:p>9,3753833333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4</text:p>
          </table:table-cell>
          <table:table-cell office:value-type="string">
            <text:p>task:LOAD_d93859 STARTED, task:LOAD_d93859 FINISHED, task:UNLOAD_f9c3e2 FINISHED</text:p>
          </table:table-cell>
          <table:table-cell office:value-type="string">
            <text:p>[3.0229, 3.5499833333333335]</text:p>
          </table:table-cell>
          <table:table-cell office:value-type="float" office:value="6.57288333333333">
            <text:p>6,5728833333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4</text:p>
          </table:table-cell>
          <table:table-cell office:value-type="string">
            <text:p>task:LOAD_d93859 STARTED, task:LOAD_d93859 FINISHED, task:UNLOAD_f9c3e2 FINISHED</text:p>
          </table:table-cell>
          <table:table-cell office:value-type="string">
            <text:p>[3.0229, 3.5499833333333335]</text:p>
          </table:table-cell>
          <table:table-cell office:value-type="float" office:value="6.57288333333333">
            <text:p>6,572883333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3, truck:Truck-small-6</text:p>
          </table:table-cell>
          <table:table-cell office:value-type="string">
            <text:p>task:LOAD_28fb11 STARTED, task:LOAD_28fb11 FINISHED, task:UNLOAD_8d1e51 FINISHED, task:LOAD_4c3458 FINISHED, task:UNLOAD_50a9f8 FINISHED</text:p>
          </table:table-cell>
          <table:table-cell office:value-type="string">
            <text:p>[3.0211833333333336, 5.59885, 3.199666666666667, 2.8011]</text:p>
          </table:table-cell>
          <table:table-cell office:value-type="float" office:value="14.6208">
            <text:p>14,6208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3, truck:Truck-small-6</text:p>
          </table:table-cell>
          <table:table-cell office:value-type="string">
            <text:p>task:LOAD_28fb11 STARTED, task:LOAD_28fb11 FINISHED, task:UNLOAD_8d1e51 FINISHED, task:LOAD_4c3458 FINISHED, task:UNLOAD_50a9f8 FINISHED</text:p>
          </table:table-cell>
          <table:table-cell office:value-type="string">
            <text:p>[3.0211833333333336, 5.59885, 3.199666666666667, 2.8011]</text:p>
          </table:table-cell>
          <table:table-cell office:value-type="float" office:value="14.6208">
            <text:p>14,6208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3, truck:Truck-small-6</text:p>
          </table:table-cell>
          <table:table-cell office:value-type="string">
            <text:p>task:LOAD_28fb11 STARTED, task:LOAD_28fb11 FINISHED, task:UNLOAD_8d1e51 FINISHED, task:LOAD_4c3458 FINISHED, task:UNLOAD_50a9f8 FINISHED</text:p>
          </table:table-cell>
          <table:table-cell office:value-type="string">
            <text:p>[3.0211833333333336, 5.59885, 3.199666666666667, 2.8011]</text:p>
          </table:table-cell>
          <table:table-cell office:value-type="float" office:value="14.6208">
            <text:p>14,6208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3, truck:Truck-small-6</text:p>
          </table:table-cell>
          <table:table-cell office:value-type="string">
            <text:p>task:LOAD_28fb11 STARTED, task:LOAD_28fb11 FINISHED, task:UNLOAD_8d1e51 FINISHED, task:LOAD_4c3458 FINISHED, task:UNLOAD_50a9f8 FINISHED</text:p>
          </table:table-cell>
          <table:table-cell office:value-type="string">
            <text:p>[3.0211833333333336, 5.59885, 3.199666666666667, 2.8011]</text:p>
          </table:table-cell>
          <table:table-cell office:value-type="float" office:value="14.6208">
            <text:p>14,6208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9, truck:Truck-large-2, truck:Truck-small-5</text:p>
          </table:table-cell>
          <table:table-cell office:value-type="string">
            <text:p>task:LOAD_212afd STARTED, task:LOAD_212afd FINISHED, task:UNLOAD_cc4c0e FINISHED</text:p>
          </table:table-cell>
          <table:table-cell office:value-type="string">
            <text:p>[4.58285, 4.499816666666667]</text:p>
          </table:table-cell>
          <table:table-cell office:value-type="float" office:value="9.08266666666667">
            <text:p>9,0826666667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9, truck:Truck-large-2, truck:Truck-small-5</text:p>
          </table:table-cell>
          <table:table-cell office:value-type="string">
            <text:p>task:LOAD_212afd STARTED, task:LOAD_212afd FINISHED, task:UNLOAD_cc4c0e FINISHED</text:p>
          </table:table-cell>
          <table:table-cell office:value-type="string">
            <text:p>[4.58285, 4.499816666666667]</text:p>
          </table:table-cell>
          <table:table-cell office:value-type="float" office:value="9.08266666666667">
            <text:p>9,0826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1</text:p>
          </table:table-cell>
          <table:table-cell office:value-type="string">
            <text:p>task:LOAD_6dc389 STARTED, task:LOAD_6dc389 FINISHED, task:UNLOAD_637788 FINISHED, task:LOAD_9c7139 FINISHED, task:UNLOAD_39af33 FINISHED</text:p>
          </table:table-cell>
          <table:table-cell office:value-type="string">
            <text:p>[3.5803333333333334, 3.7984833333333334, 4.200333333333333, 8.0991]</text:p>
          </table:table-cell>
          <table:table-cell office:value-type="float" office:value="19.67825">
            <text:p>19,67825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1</text:p>
          </table:table-cell>
          <table:table-cell office:value-type="string">
            <text:p>task:LOAD_6dc389 STARTED, task:LOAD_6dc389 FINISHED, task:UNLOAD_637788 FINISHED, task:LOAD_9c7139 FINISHED, task:UNLOAD_39af33 FINISHED</text:p>
          </table:table-cell>
          <table:table-cell office:value-type="string">
            <text:p>[3.5803333333333334, 3.7984833333333334, 4.200333333333333, 8.0991]</text:p>
          </table:table-cell>
          <table:table-cell office:value-type="float" office:value="19.67825">
            <text:p>19,67825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1</text:p>
          </table:table-cell>
          <table:table-cell office:value-type="string">
            <text:p>task:LOAD_6dc389 STARTED, task:LOAD_6dc389 FINISHED, task:UNLOAD_637788 FINISHED, task:LOAD_9c7139 FINISHED, task:UNLOAD_39af33 FINISHED</text:p>
          </table:table-cell>
          <table:table-cell office:value-type="string">
            <text:p>[3.5803333333333334, 3.7984833333333334, 4.200333333333333, 8.0991]</text:p>
          </table:table-cell>
          <table:table-cell office:value-type="float" office:value="19.67825">
            <text:p>19,67825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1</text:p>
          </table:table-cell>
          <table:table-cell office:value-type="string">
            <text:p>task:LOAD_6dc389 STARTED, task:LOAD_6dc389 FINISHED, task:UNLOAD_637788 FINISHED, task:LOAD_9c7139 FINISHED, task:UNLOAD_39af33 FINISHED</text:p>
          </table:table-cell>
          <table:table-cell office:value-type="string">
            <text:p>[3.5803333333333334, 3.7984833333333334, 4.200333333333333, 8.0991]</text:p>
          </table:table-cell>
          <table:table-cell office:value-type="float" office:value="19.67825">
            <text:p>19,67825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4</text:p>
          </table:table-cell>
          <table:table-cell office:value-type="string">
            <text:p>task:LOAD_a0a727 STARTED, task:LOAD_a0a727 FINISHED, task:UNLOAD_ef6962 FINISHED</text:p>
          </table:table-cell>
          <table:table-cell office:value-type="string">
            <text:p>[3.5763333333333334, 2.9002666666666665]</text:p>
          </table:table-cell>
          <table:table-cell office:value-type="float" office:value="6.4766">
            <text:p>6,4766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4</text:p>
          </table:table-cell>
          <table:table-cell office:value-type="string">
            <text:p>task:LOAD_a0a727 STARTED, task:LOAD_a0a727 FINISHED, task:UNLOAD_ef6962 FINISHED</text:p>
          </table:table-cell>
          <table:table-cell office:value-type="string">
            <text:p>[3.5763333333333334, 2.9002666666666665]</text:p>
          </table:table-cell>
          <table:table-cell office:value-type="float" office:value="6.4766">
            <text:p>6,4766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8</text:p>
          </table:table-cell>
          <table:table-cell office:value-type="string">
            <text:p>task:LOAD_9b80e5 STARTED, task:LOAD_9b80e5 FINISHED, task:UNLOAD_e43053 FINISHED, task:LOAD_9e0f03 FINISHED, task:UNLOAD_83c7a8 FINISHED</text:p>
          </table:table-cell>
          <table:table-cell office:value-type="string">
            <text:p>[2.0737, 4.598166666666667, 3.70025, 2.097916666666667]</text:p>
          </table:table-cell>
          <table:table-cell office:value-type="float" office:value="12.4700333333333">
            <text:p>12,4700333333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8</text:p>
          </table:table-cell>
          <table:table-cell office:value-type="string">
            <text:p>task:LOAD_9b80e5 STARTED, task:LOAD_9b80e5 FINISHED, task:UNLOAD_e43053 FINISHED, task:LOAD_9e0f03 FINISHED, task:UNLOAD_83c7a8 FINISHED</text:p>
          </table:table-cell>
          <table:table-cell office:value-type="string">
            <text:p>[2.0737, 4.598166666666667, 3.70025, 2.097916666666667]</text:p>
          </table:table-cell>
          <table:table-cell office:value-type="float" office:value="12.4700333333333">
            <text:p>12,4700333333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8</text:p>
          </table:table-cell>
          <table:table-cell office:value-type="string">
            <text:p>task:LOAD_9b80e5 STARTED, task:LOAD_9b80e5 FINISHED, task:UNLOAD_e43053 FINISHED, task:LOAD_9e0f03 FINISHED, task:UNLOAD_83c7a8 FINISHED</text:p>
          </table:table-cell>
          <table:table-cell office:value-type="string">
            <text:p>[2.0737, 4.598166666666667, 3.70025, 2.097916666666667]</text:p>
          </table:table-cell>
          <table:table-cell office:value-type="float" office:value="12.4700333333333">
            <text:p>12,4700333333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8</text:p>
          </table:table-cell>
          <table:table-cell office:value-type="string">
            <text:p>task:LOAD_9b80e5 STARTED, task:LOAD_9b80e5 FINISHED, task:UNLOAD_e43053 FINISHED, task:LOAD_9e0f03 FINISHED, task:UNLOAD_83c7a8 FINISHED</text:p>
          </table:table-cell>
          <table:table-cell office:value-type="string">
            <text:p>[2.0737, 4.598166666666667, 3.70025, 2.097916666666667]</text:p>
          </table:table-cell>
          <table:table-cell office:value-type="float" office:value="12.4700333333333">
            <text:p>12,4700333333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7</text:p>
          </table:table-cell>
          <table:table-cell office:value-type="string">
            <text:p>task:LOAD_6014f4 STARTED, task:LOAD_6014f4 FINISHED, task:UNLOAD_ae6ecf FINISHED</text:p>
          </table:table-cell>
          <table:table-cell office:value-type="string">
            <text:p>[3.2697333333333334, 4.849716666666667]</text:p>
          </table:table-cell>
          <table:table-cell office:value-type="float" office:value="8.11945">
            <text:p>8,11945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7</text:p>
          </table:table-cell>
          <table:table-cell office:value-type="string">
            <text:p>task:LOAD_6014f4 STARTED, task:LOAD_6014f4 FINISHED, task:UNLOAD_ae6ecf FINISHED</text:p>
          </table:table-cell>
          <table:table-cell office:value-type="string">
            <text:p>[3.2697333333333334, 4.849716666666667]</text:p>
          </table:table-cell>
          <table:table-cell office:value-type="float" office:value="8.11945">
            <text:p>8,11945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3</text:p>
          </table:table-cell>
          <table:table-cell office:value-type="string">
            <text:p>task:LOAD_609027 STARTED, task:LOAD_609027 FINISHED, task:UNLOAD_ded182 FINISHED, task:LOAD_5fd7c7 FINISHED, task:UNLOAD_38ec2d FINISHED</text:p>
          </table:table-cell>
          <table:table-cell office:value-type="string">
            <text:p>[3.033316666666667, 4.600016666666667, 2.14855, 3.0488666666666666]</text:p>
          </table:table-cell>
          <table:table-cell office:value-type="float" office:value="12.83075">
            <text:p>12,83075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3</text:p>
          </table:table-cell>
          <table:table-cell office:value-type="string">
            <text:p>task:LOAD_609027 STARTED, task:LOAD_609027 FINISHED, task:UNLOAD_ded182 FINISHED, task:LOAD_5fd7c7 FINISHED, task:UNLOAD_38ec2d FINISHED</text:p>
          </table:table-cell>
          <table:table-cell office:value-type="string">
            <text:p>[3.033316666666667, 4.600016666666667, 2.14855, 3.0488666666666666]</text:p>
          </table:table-cell>
          <table:table-cell office:value-type="float" office:value="12.83075">
            <text:p>12,83075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3</text:p>
          </table:table-cell>
          <table:table-cell office:value-type="string">
            <text:p>task:LOAD_609027 STARTED, task:LOAD_609027 FINISHED, task:UNLOAD_ded182 FINISHED, task:LOAD_5fd7c7 FINISHED, task:UNLOAD_38ec2d FINISHED</text:p>
          </table:table-cell>
          <table:table-cell office:value-type="string">
            <text:p>[3.033316666666667, 4.600016666666667, 2.14855, 3.0488666666666666]</text:p>
          </table:table-cell>
          <table:table-cell office:value-type="float" office:value="12.83075">
            <text:p>12,83075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3</text:p>
          </table:table-cell>
          <table:table-cell office:value-type="string">
            <text:p>task:LOAD_609027 STARTED, task:LOAD_609027 FINISHED, task:UNLOAD_ded182 FINISHED, task:LOAD_5fd7c7 FINISHED, task:UNLOAD_38ec2d FINISHED</text:p>
          </table:table-cell>
          <table:table-cell office:value-type="string">
            <text:p>[3.033316666666667, 4.600016666666667, 2.14855, 3.0488666666666666]</text:p>
          </table:table-cell>
          <table:table-cell office:value-type="float" office:value="12.83075">
            <text:p>12,83075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7, truck:Truck-large-9, truck:Truck-small-2</text:p>
          </table:table-cell>
          <table:table-cell office:value-type="string">
            <text:p>task:LOAD_dc476d STARTED, task:LOAD_dc476d FINISHED, task:UNLOAD_7a557d FINISHED</text:p>
          </table:table-cell>
          <table:table-cell office:value-type="string">
            <text:p>[5.077466666666667, 5.349516666666666]</text:p>
          </table:table-cell>
          <table:table-cell office:value-type="float" office:value="10.4269833333333">
            <text:p>10,4269833333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7, truck:Truck-large-9, truck:Truck-small-2</text:p>
          </table:table-cell>
          <table:table-cell office:value-type="string">
            <text:p>task:LOAD_dc476d STARTED, task:LOAD_dc476d FINISHED, task:UNLOAD_7a557d FINISHED</text:p>
          </table:table-cell>
          <table:table-cell office:value-type="string">
            <text:p>[5.077466666666667, 5.349516666666666]</text:p>
          </table:table-cell>
          <table:table-cell office:value-type="float" office:value="10.4269833333333">
            <text:p>10,42698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6, truck:Truck-medium-5, truck:Truck-medium-4</text:p>
          </table:table-cell>
          <table:table-cell office:value-type="string">
            <text:p>task:LOAD_b37b34 STARTED, task:LOAD_b37b34 FINISHED, task:UNLOAD_95670f FINISHED, task:LOAD_0f3462 FINISHED, task:UNLOAD_237071 FINISHED</text:p>
          </table:table-cell>
          <table:table-cell office:value-type="string">
            <text:p>[3.5253, 5.549716666666667, 5.2481333333333335, 5.3997166666666665]</text:p>
          </table:table-cell>
          <table:table-cell office:value-type="float" office:value="19.7228666666667">
            <text:p>19,7228666667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6, truck:Truck-medium-5, truck:Truck-medium-4</text:p>
          </table:table-cell>
          <table:table-cell office:value-type="string">
            <text:p>task:LOAD_b37b34 STARTED, task:LOAD_b37b34 FINISHED, task:UNLOAD_95670f FINISHED, task:LOAD_0f3462 FINISHED, task:UNLOAD_237071 FINISHED</text:p>
          </table:table-cell>
          <table:table-cell office:value-type="string">
            <text:p>[3.5253, 5.549716666666667, 5.2481333333333335, 5.3997166666666665]</text:p>
          </table:table-cell>
          <table:table-cell office:value-type="float" office:value="19.7228666666667">
            <text:p>19,7228666667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6, truck:Truck-medium-5, truck:Truck-medium-4</text:p>
          </table:table-cell>
          <table:table-cell office:value-type="string">
            <text:p>task:LOAD_b37b34 STARTED, task:LOAD_b37b34 FINISHED, task:UNLOAD_95670f FINISHED, task:LOAD_0f3462 FINISHED, task:UNLOAD_237071 FINISHED</text:p>
          </table:table-cell>
          <table:table-cell office:value-type="string">
            <text:p>[3.5253, 5.549716666666667, 5.2481333333333335, 5.3997166666666665]</text:p>
          </table:table-cell>
          <table:table-cell office:value-type="float" office:value="19.7228666666667">
            <text:p>19,7228666667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6, truck:Truck-medium-5, truck:Truck-medium-4</text:p>
          </table:table-cell>
          <table:table-cell office:value-type="string">
            <text:p>task:LOAD_b37b34 STARTED, task:LOAD_b37b34 FINISHED, task:UNLOAD_95670f FINISHED, task:LOAD_0f3462 FINISHED, task:UNLOAD_237071 FINISHED</text:p>
          </table:table-cell>
          <table:table-cell office:value-type="string">
            <text:p>[3.5253, 5.549716666666667, 5.2481333333333335, 5.3997166666666665]</text:p>
          </table:table-cell>
          <table:table-cell office:value-type="float" office:value="19.7228666666667">
            <text:p>19,7228666667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10</text:p>
          </table:table-cell>
          <table:table-cell office:value-type="string">
            <text:p>task:LOAD_3e45b1 STARTED, task:LOAD_3e45b1 FINISHED, task:UNLOAD_a780b7 FINISHED</text:p>
          </table:table-cell>
          <table:table-cell office:value-type="string">
            <text:p>[4.82125, 3.301633333333333]</text:p>
          </table:table-cell>
          <table:table-cell office:value-type="float" office:value="8.12288333333333">
            <text:p>8,1228833333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10</text:p>
          </table:table-cell>
          <table:table-cell office:value-type="string">
            <text:p>task:LOAD_3e45b1 STARTED, task:LOAD_3e45b1 FINISHED, task:UNLOAD_a780b7 FINISHED</text:p>
          </table:table-cell>
          <table:table-cell office:value-type="string">
            <text:p>[4.82125, 3.301633333333333]</text:p>
          </table:table-cell>
          <table:table-cell office:value-type="float" office:value="8.12288333333333">
            <text:p>8,1228833333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239bc STARTED, task:LOAD_9239bc FINISHED, task:UNLOAD_a9d838 FINISHED, task:LOAD_5748b1 FINISHED, task:UNLOAD_e85e30 FINISHED</text:p>
          </table:table-cell>
          <table:table-cell office:value-type="string">
            <text:p>[1.7682833333333334, 1.0497833333333333, 1.4998666666666667, 5.751616666666667]</text:p>
          </table:table-cell>
          <table:table-cell office:value-type="float" office:value="10.06955">
            <text:p>10,06955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239bc STARTED, task:LOAD_9239bc FINISHED, task:UNLOAD_a9d838 FINISHED, task:LOAD_5748b1 FINISHED, task:UNLOAD_e85e30 FINISHED</text:p>
          </table:table-cell>
          <table:table-cell office:value-type="string">
            <text:p>[1.7682833333333334, 1.0497833333333333, 1.4998666666666667, 5.751616666666667]</text:p>
          </table:table-cell>
          <table:table-cell office:value-type="float" office:value="10.06955">
            <text:p>10,06955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239bc STARTED, task:LOAD_9239bc FINISHED, task:UNLOAD_a9d838 FINISHED, task:LOAD_5748b1 FINISHED, task:UNLOAD_e85e30 FINISHED</text:p>
          </table:table-cell>
          <table:table-cell office:value-type="string">
            <text:p>[1.7682833333333334, 1.0497833333333333, 1.4998666666666667, 5.751616666666667]</text:p>
          </table:table-cell>
          <table:table-cell office:value-type="float" office:value="10.06955">
            <text:p>10,06955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9239bc STARTED, task:LOAD_9239bc FINISHED, task:UNLOAD_a9d838 FINISHED, task:LOAD_5748b1 FINISHED, task:UNLOAD_e85e30 FINISHED</text:p>
          </table:table-cell>
          <table:table-cell office:value-type="string">
            <text:p>[1.7682833333333334, 1.0497833333333333, 1.4998666666666667, 5.751616666666667]</text:p>
          </table:table-cell>
          <table:table-cell office:value-type="float" office:value="10.06955">
            <text:p>10,06955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df3d50 STARTED, task:LOAD_df3d50 FINISHED, task:UNLOAD_f890a8 FINISHED</text:p>
          </table:table-cell>
          <table:table-cell office:value-type="string">
            <text:p>[3.78295, 3.8996833333333334]</text:p>
          </table:table-cell>
          <table:table-cell office:value-type="float" office:value="7.68263333333333">
            <text:p>7,6826333333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df3d50 STARTED, task:LOAD_df3d50 FINISHED, task:UNLOAD_f890a8 FINISHED</text:p>
          </table:table-cell>
          <table:table-cell office:value-type="string">
            <text:p>[3.78295, 3.8996833333333334]</text:p>
          </table:table-cell>
          <table:table-cell office:value-type="float" office:value="7.68263333333333">
            <text:p>7,6826333333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7, truck:Truck-small-1</text:p>
          </table:table-cell>
          <table:table-cell office:value-type="string">
            <text:p>task:LOAD_5dcc6f STARTED, task:LOAD_5dcc6f FINISHED, task:UNLOAD_e6315e FINISHED, task:LOAD_5432e3 FINISHED, task:UNLOAD_a546ff FINISHED</text:p>
          </table:table-cell>
          <table:table-cell office:value-type="string">
            <text:p>[2.8813833333333334, 3.4985333333333335, 5.8015, 2.59725]</text:p>
          </table:table-cell>
          <table:table-cell office:value-type="float" office:value="14.7786666666667">
            <text:p>14,7786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7, truck:Truck-small-1</text:p>
          </table:table-cell>
          <table:table-cell office:value-type="string">
            <text:p>task:LOAD_5dcc6f STARTED, task:LOAD_5dcc6f FINISHED, task:UNLOAD_e6315e FINISHED, task:LOAD_5432e3 FINISHED, task:UNLOAD_a546ff FINISHED</text:p>
          </table:table-cell>
          <table:table-cell office:value-type="string">
            <text:p>[2.8813833333333334, 3.4985333333333335, 5.8015, 2.59725]</text:p>
          </table:table-cell>
          <table:table-cell office:value-type="float" office:value="14.7786666666667">
            <text:p>14,7786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7, truck:Truck-small-1</text:p>
          </table:table-cell>
          <table:table-cell office:value-type="string">
            <text:p>task:LOAD_5dcc6f STARTED, task:LOAD_5dcc6f FINISHED, task:UNLOAD_e6315e FINISHED, task:LOAD_5432e3 FINISHED, task:UNLOAD_a546ff FINISHED</text:p>
          </table:table-cell>
          <table:table-cell office:value-type="string">
            <text:p>[2.8813833333333334, 3.4985333333333335, 5.8015, 2.59725]</text:p>
          </table:table-cell>
          <table:table-cell office:value-type="float" office:value="14.7786666666667">
            <text:p>14,7786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7, truck:Truck-small-1</text:p>
          </table:table-cell>
          <table:table-cell office:value-type="string">
            <text:p>task:LOAD_5dcc6f STARTED, task:LOAD_5dcc6f FINISHED, task:UNLOAD_e6315e FINISHED, task:LOAD_5432e3 FINISHED, task:UNLOAD_a546ff FINISHED</text:p>
          </table:table-cell>
          <table:table-cell office:value-type="string">
            <text:p>[2.8813833333333334, 3.4985333333333335, 5.8015, 2.59725]</text:p>
          </table:table-cell>
          <table:table-cell office:value-type="float" office:value="14.7786666666667">
            <text:p>14,7786666667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5, truck:Truck-medium-2</text:p>
          </table:table-cell>
          <table:table-cell office:value-type="string">
            <text:p>task:LOAD_9f7695 STARTED, task:LOAD_9f7695 FINISHED, task:UNLOAD_d47b9c FINISHED</text:p>
          </table:table-cell>
          <table:table-cell office:value-type="string">
            <text:p>[3.0244, 3.549366666666667]</text:p>
          </table:table-cell>
          <table:table-cell office:value-type="float" office:value="6.57376666666667">
            <text:p>6,5737666667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5, truck:Truck-medium-2</text:p>
          </table:table-cell>
          <table:table-cell office:value-type="string">
            <text:p>task:LOAD_9f7695 STARTED, task:LOAD_9f7695 FINISHED, task:UNLOAD_d47b9c FINISHED</text:p>
          </table:table-cell>
          <table:table-cell office:value-type="string">
            <text:p>[3.0244, 3.549366666666667]</text:p>
          </table:table-cell>
          <table:table-cell office:value-type="float" office:value="6.57376666666667">
            <text:p>6,5737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2</text:p>
          </table:table-cell>
          <table:table-cell office:value-type="string">
            <text:p>task:LOAD_e9acbf STARTED, task:LOAD_e9acbf FINISHED, task:UNLOAD_bdb62d FINISHED, task:LOAD_c3f98b FINISHED, task:UNLOAD_97f821 FINISHED</text:p>
          </table:table-cell>
          <table:table-cell office:value-type="string">
            <text:p>[3.8736166666666665, 6.798983333333333, 7.348916666666667, 4.24915]</text:p>
          </table:table-cell>
          <table:table-cell office:value-type="float" office:value="22.2706666666667">
            <text:p>22,2706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2</text:p>
          </table:table-cell>
          <table:table-cell office:value-type="string">
            <text:p>task:LOAD_e9acbf STARTED, task:LOAD_e9acbf FINISHED, task:UNLOAD_bdb62d FINISHED, task:LOAD_c3f98b FINISHED, task:UNLOAD_97f821 FINISHED</text:p>
          </table:table-cell>
          <table:table-cell office:value-type="string">
            <text:p>[3.8736166666666665, 6.798983333333333, 7.348916666666667, 4.24915]</text:p>
          </table:table-cell>
          <table:table-cell office:value-type="float" office:value="22.2706666666667">
            <text:p>22,2706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2</text:p>
          </table:table-cell>
          <table:table-cell office:value-type="string">
            <text:p>task:LOAD_e9acbf STARTED, task:LOAD_e9acbf FINISHED, task:UNLOAD_bdb62d FINISHED, task:LOAD_c3f98b FINISHED, task:UNLOAD_97f821 FINISHED</text:p>
          </table:table-cell>
          <table:table-cell office:value-type="string">
            <text:p>[3.8736166666666665, 6.798983333333333, 7.348916666666667, 4.24915]</text:p>
          </table:table-cell>
          <table:table-cell office:value-type="float" office:value="22.2706666666667">
            <text:p>22,2706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6, truck:Truck-large-2</text:p>
          </table:table-cell>
          <table:table-cell office:value-type="string">
            <text:p>task:LOAD_e9acbf STARTED, task:LOAD_e9acbf FINISHED, task:UNLOAD_bdb62d FINISHED, task:LOAD_c3f98b FINISHED, task:UNLOAD_97f821 FINISHED</text:p>
          </table:table-cell>
          <table:table-cell office:value-type="string">
            <text:p>[3.8736166666666665, 6.798983333333333, 7.348916666666667, 4.24915]</text:p>
          </table:table-cell>
          <table:table-cell office:value-type="float" office:value="22.2706666666667">
            <text:p>22,2706666667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10</text:p>
          </table:table-cell>
          <table:table-cell office:value-type="string">
            <text:p>task:LOAD_6665d3 STARTED, task:LOAD_6665d3 FINISHED, task:UNLOAD_152aa6 FINISHED</text:p>
          </table:table-cell>
          <table:table-cell office:value-type="string">
            <text:p>[0.26993333333333336, 5.05085]</text:p>
          </table:table-cell>
          <table:table-cell office:value-type="float" office:value="5.32078333333333">
            <text:p>5,3207833333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10</text:p>
          </table:table-cell>
          <table:table-cell office:value-type="string">
            <text:p>task:LOAD_6665d3 STARTED, task:LOAD_6665d3 FINISHED, task:UNLOAD_152aa6 FINISHED</text:p>
          </table:table-cell>
          <table:table-cell office:value-type="string">
            <text:p>[0.26993333333333336, 5.05085]</text:p>
          </table:table-cell>
          <table:table-cell office:value-type="float" office:value="5.32078333333333">
            <text:p>5,3207833333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a53016 STARTED, task:LOAD_a53016 FINISHED, task:UNLOAD_1e4746 FINISHED, task:LOAD_38df0b FINISHED, task:UNLOAD_a00db7 FINISHED</text:p>
          </table:table-cell>
          <table:table-cell office:value-type="string">
            <text:p>[2.5326666666666666, 4.249816666666667, 5.699233333333333, 3.1000666666666667]</text:p>
          </table:table-cell>
          <table:table-cell office:value-type="float" office:value="15.5817833333333">
            <text:p>15,5817833333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a53016 STARTED, task:LOAD_a53016 FINISHED, task:UNLOAD_1e4746 FINISHED, task:LOAD_38df0b FINISHED, task:UNLOAD_a00db7 FINISHED</text:p>
          </table:table-cell>
          <table:table-cell office:value-type="string">
            <text:p>[2.5326666666666666, 4.249816666666667, 5.699233333333333, 3.1000666666666667]</text:p>
          </table:table-cell>
          <table:table-cell office:value-type="float" office:value="15.5817833333333">
            <text:p>15,5817833333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a53016 STARTED, task:LOAD_a53016 FINISHED, task:UNLOAD_1e4746 FINISHED, task:LOAD_38df0b FINISHED, task:UNLOAD_a00db7 FINISHED</text:p>
          </table:table-cell>
          <table:table-cell office:value-type="string">
            <text:p>[2.5326666666666666, 4.249816666666667, 5.699233333333333, 3.1000666666666667]</text:p>
          </table:table-cell>
          <table:table-cell office:value-type="float" office:value="15.5817833333333">
            <text:p>15,5817833333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9</text:p>
          </table:table-cell>
          <table:table-cell office:value-type="string">
            <text:p>task:LOAD_a53016 STARTED, task:LOAD_a53016 FINISHED, task:UNLOAD_1e4746 FINISHED, task:LOAD_38df0b FINISHED, task:UNLOAD_a00db7 FINISHED</text:p>
          </table:table-cell>
          <table:table-cell office:value-type="string">
            <text:p>[2.5326666666666666, 4.249816666666667, 5.699233333333333, 3.1000666666666667]</text:p>
          </table:table-cell>
          <table:table-cell office:value-type="float" office:value="15.5817833333333">
            <text:p>15,5817833333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4</text:p>
          </table:table-cell>
          <table:table-cell office:value-type="string">
            <text:p>task:LOAD_944dd5 STARTED, task:LOAD_944dd5 FINISHED, task:UNLOAD_cb6c9e FINISHED</text:p>
          </table:table-cell>
          <table:table-cell office:value-type="string">
            <text:p>[3.92945, 2.34925]</text:p>
          </table:table-cell>
          <table:table-cell office:value-type="float" office:value="6.2787">
            <text:p>6,278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4</text:p>
          </table:table-cell>
          <table:table-cell office:value-type="string">
            <text:p>task:LOAD_944dd5 STARTED, task:LOAD_944dd5 FINISHED, task:UNLOAD_cb6c9e FINISHED</text:p>
          </table:table-cell>
          <table:table-cell office:value-type="string">
            <text:p>[3.92945, 2.34925]</text:p>
          </table:table-cell>
          <table:table-cell office:value-type="float" office:value="6.2787">
            <text:p>6,278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8, truck:Truck-large-8</text:p>
          </table:table-cell>
          <table:table-cell office:value-type="string">
            <text:p>task:LOAD_aa83c6 STARTED, task:LOAD_aa83c6 FINISHED, task:UNLOAD_a7f1c3 FINISHED, task:LOAD_447065 FINISHED, task:UNLOAD_0c4890 FINISHED</text:p>
          </table:table-cell>
          <table:table-cell office:value-type="string">
            <text:p>[3.5261666666666667, 4.650933333333334, 4.147833333333334, 7.001416666666667]</text:p>
          </table:table-cell>
          <table:table-cell office:value-type="float" office:value="19.32635">
            <text:p>19,32635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8, truck:Truck-large-8</text:p>
          </table:table-cell>
          <table:table-cell office:value-type="string">
            <text:p>task:LOAD_aa83c6 STARTED, task:LOAD_aa83c6 FINISHED, task:UNLOAD_a7f1c3 FINISHED, task:LOAD_447065 FINISHED, task:UNLOAD_0c4890 FINISHED</text:p>
          </table:table-cell>
          <table:table-cell office:value-type="string">
            <text:p>[3.5261666666666667, 4.650933333333334, 4.147833333333334, 7.001416666666667]</text:p>
          </table:table-cell>
          <table:table-cell office:value-type="float" office:value="19.32635">
            <text:p>19,32635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8, truck:Truck-large-8</text:p>
          </table:table-cell>
          <table:table-cell office:value-type="string">
            <text:p>task:LOAD_aa83c6 STARTED, task:LOAD_aa83c6 FINISHED, task:UNLOAD_a7f1c3 FINISHED, task:LOAD_447065 FINISHED, task:UNLOAD_0c4890 FINISHED</text:p>
          </table:table-cell>
          <table:table-cell office:value-type="string">
            <text:p>[3.5261666666666667, 4.650933333333334, 4.147833333333334, 7.001416666666667]</text:p>
          </table:table-cell>
          <table:table-cell office:value-type="float" office:value="19.32635">
            <text:p>19,32635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8, truck:Truck-large-8</text:p>
          </table:table-cell>
          <table:table-cell office:value-type="string">
            <text:p>task:LOAD_aa83c6 STARTED, task:LOAD_aa83c6 FINISHED, task:UNLOAD_a7f1c3 FINISHED, task:LOAD_447065 FINISHED, task:UNLOAD_0c4890 FINISHED</text:p>
          </table:table-cell>
          <table:table-cell office:value-type="string">
            <text:p>[3.5261666666666667, 4.650933333333334, 4.147833333333334, 7.001416666666667]</text:p>
          </table:table-cell>
          <table:table-cell office:value-type="float" office:value="19.32635">
            <text:p>19,32635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8, truck:Truck-small-10, truck:Truck-medium-7</text:p>
          </table:table-cell>
          <table:table-cell office:value-type="string">
            <text:p>task:LOAD_1e367d STARTED, task:LOAD_1e367d FINISHED, task:UNLOAD_3ac907 FINISHED</text:p>
          </table:table-cell>
          <table:table-cell office:value-type="string">
            <text:p>[6.17215, 7.0986666666666665]</text:p>
          </table:table-cell>
          <table:table-cell office:value-type="float" office:value="13.2708166666667">
            <text:p>13,2708166667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8, truck:Truck-small-10, truck:Truck-medium-7</text:p>
          </table:table-cell>
          <table:table-cell office:value-type="string">
            <text:p>task:LOAD_1e367d STARTED, task:LOAD_1e367d FINISHED, task:UNLOAD_3ac907 FINISHED</text:p>
          </table:table-cell>
          <table:table-cell office:value-type="string">
            <text:p>[6.17215, 7.0986666666666665]</text:p>
          </table:table-cell>
          <table:table-cell office:value-type="float" office:value="13.2708166666667">
            <text:p>13,2708166667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7, truck:Truck-small-6, truck:Truck-small-5, truck:Truck-large-9</text:p>
          </table:table-cell>
          <table:table-cell office:value-type="string">
            <text:p>task:LOAD_428f2d PAUSED: , task:LOAD_428f2d STARTED, task:LOAD_428f2d FINISHED, task:UNLOAD_276991 FINISHED, task:LOAD_197895 FINISHED, task:UNLOAD_c90e0f FINISHED</text:p>
          </table:table-cell>
          <table:table-cell office:value-type="string">
            <text:p>[5.667483333333333, 2.89975, 2.5506166666666665, 2.1491666666666664]</text:p>
          </table:table-cell>
          <table:table-cell office:value-type="float" office:value="13.2670166666667">
            <text:p>13,2670166667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7, truck:Truck-small-6, truck:Truck-small-5, truck:Truck-large-9</text:p>
          </table:table-cell>
          <table:table-cell office:value-type="string">
            <text:p>task:LOAD_428f2d PAUSED: , task:LOAD_428f2d STARTED, task:LOAD_428f2d FINISHED, task:UNLOAD_276991 FINISHED, task:LOAD_197895 FINISHED, task:UNLOAD_c90e0f FINISHED</text:p>
          </table:table-cell>
          <table:table-cell office:value-type="string">
            <text:p>[5.667483333333333, 2.89975, 2.5506166666666665, 2.1491666666666664]</text:p>
          </table:table-cell>
          <table:table-cell office:value-type="float" office:value="13.2670166666667">
            <text:p>13,2670166667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7, truck:Truck-small-6, truck:Truck-small-5, truck:Truck-large-9</text:p>
          </table:table-cell>
          <table:table-cell office:value-type="string">
            <text:p>task:LOAD_428f2d PAUSED: , task:LOAD_428f2d STARTED, task:LOAD_428f2d FINISHED, task:UNLOAD_276991 FINISHED, task:LOAD_197895 FINISHED, task:UNLOAD_c90e0f FINISHED</text:p>
          </table:table-cell>
          <table:table-cell office:value-type="string">
            <text:p>[5.667483333333333, 2.89975, 2.5506166666666665, 2.1491666666666664]</text:p>
          </table:table-cell>
          <table:table-cell office:value-type="float" office:value="13.2670166666667">
            <text:p>13,2670166667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7, truck:Truck-small-6, truck:Truck-small-5, truck:Truck-large-9</text:p>
          </table:table-cell>
          <table:table-cell office:value-type="string">
            <text:p>task:LOAD_428f2d PAUSED: , task:LOAD_428f2d STARTED, task:LOAD_428f2d FINISHED, task:UNLOAD_276991 FINISHED, task:LOAD_197895 FINISHED, task:UNLOAD_c90e0f FINISHED</text:p>
          </table:table-cell>
          <table:table-cell office:value-type="string">
            <text:p>[5.667483333333333, 2.89975, 2.5506166666666665, 2.1491666666666664]</text:p>
          </table:table-cell>
          <table:table-cell office:value-type="float" office:value="13.2670166666667">
            <text:p>13,2670166667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b4b4df STARTED, task:LOAD_b4b4df FINISHED, task:UNLOAD_900446 FINISHED</text:p>
          </table:table-cell>
          <table:table-cell office:value-type="string">
            <text:p>[1.5327666666666666, 1.2997833333333333]</text:p>
          </table:table-cell>
          <table:table-cell office:value-type="float" office:value="2.83255">
            <text:p>2,83255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b4b4df STARTED, task:LOAD_b4b4df FINISHED, task:UNLOAD_900446 FINISHED</text:p>
          </table:table-cell>
          <table:table-cell office:value-type="string">
            <text:p>[1.5327666666666666, 1.2997833333333333]</text:p>
          </table:table-cell>
          <table:table-cell office:value-type="float" office:value="2.83255">
            <text:p>2,83255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0</text:p>
          </table:table-cell>
          <table:table-cell office:value-type="string">
            <text:p>task:LOAD_818513 STARTED, task:LOAD_818513 FINISHED, task:UNLOAD_d62973 FINISHED, task:LOAD_d794cf FINISHED, task:UNLOAD_a51d39 FINISHED</text:p>
          </table:table-cell>
          <table:table-cell office:value-type="string">
            <text:p>[0.7805166666666666, 5.9986, 2.099483333333333, 4.449966666666667]</text:p>
          </table:table-cell>
          <table:table-cell office:value-type="float" office:value="13.3285666666667">
            <text:p>13,3285666667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0</text:p>
          </table:table-cell>
          <table:table-cell office:value-type="string">
            <text:p>task:LOAD_818513 STARTED, task:LOAD_818513 FINISHED, task:UNLOAD_d62973 FINISHED, task:LOAD_d794cf FINISHED, task:UNLOAD_a51d39 FINISHED</text:p>
          </table:table-cell>
          <table:table-cell office:value-type="string">
            <text:p>[0.7805166666666666, 5.9986, 2.099483333333333, 4.449966666666667]</text:p>
          </table:table-cell>
          <table:table-cell office:value-type="float" office:value="13.3285666666667">
            <text:p>13,3285666667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0</text:p>
          </table:table-cell>
          <table:table-cell office:value-type="string">
            <text:p>task:LOAD_818513 STARTED, task:LOAD_818513 FINISHED, task:UNLOAD_d62973 FINISHED, task:LOAD_d794cf FINISHED, task:UNLOAD_a51d39 FINISHED</text:p>
          </table:table-cell>
          <table:table-cell office:value-type="string">
            <text:p>[0.7805166666666666, 5.9986, 2.099483333333333, 4.449966666666667]</text:p>
          </table:table-cell>
          <table:table-cell office:value-type="float" office:value="13.3285666666667">
            <text:p>13,3285666667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0</text:p>
          </table:table-cell>
          <table:table-cell office:value-type="string">
            <text:p>task:LOAD_818513 STARTED, task:LOAD_818513 FINISHED, task:UNLOAD_d62973 FINISHED, task:LOAD_d794cf FINISHED, task:UNLOAD_a51d39 FINISHED</text:p>
          </table:table-cell>
          <table:table-cell office:value-type="string">
            <text:p>[0.7805166666666666, 5.9986, 2.099483333333333, 4.449966666666667]</text:p>
          </table:table-cell>
          <table:table-cell office:value-type="float" office:value="13.3285666666667">
            <text:p>13,3285666667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1</text:p>
          </table:table-cell>
          <table:table-cell office:value-type="string">
            <text:p>task:LOAD_c615b5 STARTED, task:LOAD_c615b5 FINISHED, task:UNLOAD_a35db6 FINISHED</text:p>
          </table:table-cell>
          <table:table-cell office:value-type="string">
            <text:p>[1.27515, 5.9995666666666665]</text:p>
          </table:table-cell>
          <table:table-cell office:value-type="float" office:value="7.27471666666667">
            <text:p>7,2747166667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1</text:p>
          </table:table-cell>
          <table:table-cell office:value-type="string">
            <text:p>task:LOAD_c615b5 STARTED, task:LOAD_c615b5 FINISHED, task:UNLOAD_a35db6 FINISHED</text:p>
          </table:table-cell>
          <table:table-cell office:value-type="string">
            <text:p>[1.27515, 5.9995666666666665]</text:p>
          </table:table-cell>
          <table:table-cell office:value-type="float" office:value="7.27471666666667">
            <text:p>7,27471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9, truck:Truck-large-5</text:p>
          </table:table-cell>
          <table:table-cell office:value-type="string">
            <text:p>task:LOAD_c71afd STARTED, task:LOAD_c71afd FINISHED, task:UNLOAD_9f8b40 FINISHED, task:LOAD_b229e6 FINISHED, task:UNLOAD_5deb9a FINISHED</text:p>
          </table:table-cell>
          <table:table-cell office:value-type="string">
            <text:p>[3.2217333333333333, 3.4993333333333334, 2.5998, 5.699333333333334]</text:p>
          </table:table-cell>
          <table:table-cell office:value-type="float" office:value="15.0202">
            <text:p>15,0202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9, truck:Truck-large-5</text:p>
          </table:table-cell>
          <table:table-cell office:value-type="string">
            <text:p>task:LOAD_c71afd STARTED, task:LOAD_c71afd FINISHED, task:UNLOAD_9f8b40 FINISHED, task:LOAD_b229e6 FINISHED, task:UNLOAD_5deb9a FINISHED</text:p>
          </table:table-cell>
          <table:table-cell office:value-type="string">
            <text:p>[3.2217333333333333, 3.4993333333333334, 2.5998, 5.699333333333334]</text:p>
          </table:table-cell>
          <table:table-cell office:value-type="float" office:value="15.0202">
            <text:p>15,0202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9, truck:Truck-large-5</text:p>
          </table:table-cell>
          <table:table-cell office:value-type="string">
            <text:p>task:LOAD_c71afd STARTED, task:LOAD_c71afd FINISHED, task:UNLOAD_9f8b40 FINISHED, task:LOAD_b229e6 FINISHED, task:UNLOAD_5deb9a FINISHED</text:p>
          </table:table-cell>
          <table:table-cell office:value-type="string">
            <text:p>[3.2217333333333333, 3.4993333333333334, 2.5998, 5.699333333333334]</text:p>
          </table:table-cell>
          <table:table-cell office:value-type="float" office:value="15.0202">
            <text:p>15,0202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9, truck:Truck-large-5</text:p>
          </table:table-cell>
          <table:table-cell office:value-type="string">
            <text:p>task:LOAD_c71afd STARTED, task:LOAD_c71afd FINISHED, task:UNLOAD_9f8b40 FINISHED, task:LOAD_b229e6 FINISHED, task:UNLOAD_5deb9a FINISHED</text:p>
          </table:table-cell>
          <table:table-cell office:value-type="string">
            <text:p>[3.2217333333333333, 3.4993333333333334, 2.5998, 5.699333333333334]</text:p>
          </table:table-cell>
          <table:table-cell office:value-type="float" office:value="15.0202">
            <text:p>15,0202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medium-2</text:p>
          </table:table-cell>
          <table:table-cell office:value-type="string">
            <text:p>task:LOAD_4a0075 STARTED, task:LOAD_4a0075 FINISHED, task:UNLOAD_0b69a8 FINISHED</text:p>
          </table:table-cell>
          <table:table-cell office:value-type="string">
            <text:p>[4.4686, 1.8001333333333334]</text:p>
          </table:table-cell>
          <table:table-cell office:value-type="float" office:value="6.26873333333333">
            <text:p>6,2687333333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medium-2</text:p>
          </table:table-cell>
          <table:table-cell office:value-type="string">
            <text:p>task:LOAD_4a0075 STARTED, task:LOAD_4a0075 FINISHED, task:UNLOAD_0b69a8 FINISHED</text:p>
          </table:table-cell>
          <table:table-cell office:value-type="string">
            <text:p>[4.4686, 1.8001333333333334]</text:p>
          </table:table-cell>
          <table:table-cell office:value-type="float" office:value="6.26873333333333">
            <text:p>6,268733333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3</text:p>
          </table:table-cell>
          <table:table-cell office:value-type="string">
            <text:p>task:LOAD_3816f3 STARTED, task:LOAD_3816f3 FINISHED, task:UNLOAD_f3e2dc FINISHED, task:LOAD_e2107a FINISHED, task:UNLOAD_4af875 FINISHED</text:p>
          </table:table-cell>
          <table:table-cell office:value-type="string">
            <text:p>[3.2331833333333333, 3.0994166666666665, 3.4496, 2.5495666666666668]</text:p>
          </table:table-cell>
          <table:table-cell office:value-type="float" office:value="12.3317666666667">
            <text:p>12,33176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3</text:p>
          </table:table-cell>
          <table:table-cell office:value-type="string">
            <text:p>task:LOAD_3816f3 STARTED, task:LOAD_3816f3 FINISHED, task:UNLOAD_f3e2dc FINISHED, task:LOAD_e2107a FINISHED, task:UNLOAD_4af875 FINISHED</text:p>
          </table:table-cell>
          <table:table-cell office:value-type="string">
            <text:p>[3.2331833333333333, 3.0994166666666665, 3.4496, 2.5495666666666668]</text:p>
          </table:table-cell>
          <table:table-cell office:value-type="float" office:value="12.3317666666667">
            <text:p>12,33176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3</text:p>
          </table:table-cell>
          <table:table-cell office:value-type="string">
            <text:p>task:LOAD_3816f3 STARTED, task:LOAD_3816f3 FINISHED, task:UNLOAD_f3e2dc FINISHED, task:LOAD_e2107a FINISHED, task:UNLOAD_4af875 FINISHED</text:p>
          </table:table-cell>
          <table:table-cell office:value-type="string">
            <text:p>[3.2331833333333333, 3.0994166666666665, 3.4496, 2.5495666666666668]</text:p>
          </table:table-cell>
          <table:table-cell office:value-type="float" office:value="12.3317666666667">
            <text:p>12,33176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0, truck:Truck-large-3</text:p>
          </table:table-cell>
          <table:table-cell office:value-type="string">
            <text:p>task:LOAD_3816f3 STARTED, task:LOAD_3816f3 FINISHED, task:UNLOAD_f3e2dc FINISHED, task:LOAD_e2107a FINISHED, task:UNLOAD_4af875 FINISHED</text:p>
          </table:table-cell>
          <table:table-cell office:value-type="string">
            <text:p>[3.2331833333333333, 3.0994166666666665, 3.4496, 2.5495666666666668]</text:p>
          </table:table-cell>
          <table:table-cell office:value-type="float" office:value="12.3317666666667">
            <text:p>12,3317666667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1</text:p>
          </table:table-cell>
          <table:table-cell office:value-type="string">
            <text:p>task:LOAD_1e3fe4 STARTED, task:LOAD_1e3fe4 FINISHED, task:UNLOAD_0d014e FINISHED</text:p>
          </table:table-cell>
          <table:table-cell office:value-type="string">
            <text:p>[0.2803333333333333, 3.2496833333333335]</text:p>
          </table:table-cell>
          <table:table-cell office:value-type="float" office:value="3.53001666666667">
            <text:p>3,5300166667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1</text:p>
          </table:table-cell>
          <table:table-cell office:value-type="string">
            <text:p>task:LOAD_1e3fe4 STARTED, task:LOAD_1e3fe4 FINISHED, task:UNLOAD_0d014e FINISHED</text:p>
          </table:table-cell>
          <table:table-cell office:value-type="string">
            <text:p>[0.2803333333333333, 3.2496833333333335]</text:p>
          </table:table-cell>
          <table:table-cell office:value-type="float" office:value="3.53001666666667">
            <text:p>3,5300166667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4</text:p>
          </table:table-cell>
          <table:table-cell office:value-type="string">
            <text:p>task:LOAD_c72bbc STARTED, task:LOAD_c72bbc FINISHED, task:UNLOAD_1c26f4 FINISHED, task:LOAD_ffb3b3 FINISHED, task:UNLOAD_1a8a2d FINISHED</text:p>
          </table:table-cell>
          <table:table-cell office:value-type="string">
            <text:p>[3.476583333333333, 4.2999833333333335, 2.79905, 4.2507166666666665]</text:p>
          </table:table-cell>
          <table:table-cell office:value-type="float" office:value="14.8263333333333">
            <text:p>14,82633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4</text:p>
          </table:table-cell>
          <table:table-cell office:value-type="string">
            <text:p>task:LOAD_c72bbc STARTED, task:LOAD_c72bbc FINISHED, task:UNLOAD_1c26f4 FINISHED, task:LOAD_ffb3b3 FINISHED, task:UNLOAD_1a8a2d FINISHED</text:p>
          </table:table-cell>
          <table:table-cell office:value-type="string">
            <text:p>[3.476583333333333, 4.2999833333333335, 2.79905, 4.2507166666666665]</text:p>
          </table:table-cell>
          <table:table-cell office:value-type="float" office:value="14.8263333333333">
            <text:p>14,82633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4</text:p>
          </table:table-cell>
          <table:table-cell office:value-type="string">
            <text:p>task:LOAD_c72bbc STARTED, task:LOAD_c72bbc FINISHED, task:UNLOAD_1c26f4 FINISHED, task:LOAD_ffb3b3 FINISHED, task:UNLOAD_1a8a2d FINISHED</text:p>
          </table:table-cell>
          <table:table-cell office:value-type="string">
            <text:p>[3.476583333333333, 4.2999833333333335, 2.79905, 4.2507166666666665]</text:p>
          </table:table-cell>
          <table:table-cell office:value-type="float" office:value="14.8263333333333">
            <text:p>14,82633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4</text:p>
          </table:table-cell>
          <table:table-cell office:value-type="string">
            <text:p>task:LOAD_c72bbc STARTED, task:LOAD_c72bbc FINISHED, task:UNLOAD_1c26f4 FINISHED, task:LOAD_ffb3b3 FINISHED, task:UNLOAD_1a8a2d FINISHED</text:p>
          </table:table-cell>
          <table:table-cell office:value-type="string">
            <text:p>[3.476583333333333, 4.2999833333333335, 2.79905, 4.2507166666666665]</text:p>
          </table:table-cell>
          <table:table-cell office:value-type="float" office:value="14.8263333333333">
            <text:p>14,8263333333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7</text:p>
          </table:table-cell>
          <table:table-cell office:value-type="string">
            <text:p>task:LOAD_a60e1f STARTED, task:LOAD_a60e1f FINISHED, task:UNLOAD_b99b9e FINISHED</text:p>
          </table:table-cell>
          <table:table-cell office:value-type="string">
            <text:p>[3.0225666666666666, 4.049716666666667]</text:p>
          </table:table-cell>
          <table:table-cell office:value-type="float" office:value="7.07228333333333">
            <text:p>7,0722833333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7</text:p>
          </table:table-cell>
          <table:table-cell office:value-type="string">
            <text:p>task:LOAD_a60e1f STARTED, task:LOAD_a60e1f FINISHED, task:UNLOAD_b99b9e FINISHED</text:p>
          </table:table-cell>
          <table:table-cell office:value-type="string">
            <text:p>[3.0225666666666666, 4.049716666666667]</text:p>
          </table:table-cell>
          <table:table-cell office:value-type="float" office:value="7.07228333333333">
            <text:p>7,07228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small-3, truck:Truck-medium-6</text:p>
          </table:table-cell>
          <table:table-cell office:value-type="string">
            <text:p>task:LOAD_eb8d61 STARTED, task:LOAD_eb8d61 FINISHED, task:UNLOAD_2ee9a7 FINISHED, task:LOAD_7962c1 FINISHED, task:UNLOAD_569416 FINISHED</text:p>
          </table:table-cell>
          <table:table-cell office:value-type="string">
            <text:p>[5.62, 6.15145, 3.0477, 4.150083333333333]</text:p>
          </table:table-cell>
          <table:table-cell office:value-type="float" office:value="18.9692333333333">
            <text:p>18,96923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small-3, truck:Truck-medium-6</text:p>
          </table:table-cell>
          <table:table-cell office:value-type="string">
            <text:p>task:LOAD_eb8d61 STARTED, task:LOAD_eb8d61 FINISHED, task:UNLOAD_2ee9a7 FINISHED, task:LOAD_7962c1 FINISHED, task:UNLOAD_569416 FINISHED</text:p>
          </table:table-cell>
          <table:table-cell office:value-type="string">
            <text:p>[5.62, 6.15145, 3.0477, 4.150083333333333]</text:p>
          </table:table-cell>
          <table:table-cell office:value-type="float" office:value="18.9692333333333">
            <text:p>18,96923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small-3, truck:Truck-medium-6</text:p>
          </table:table-cell>
          <table:table-cell office:value-type="string">
            <text:p>task:LOAD_eb8d61 STARTED, task:LOAD_eb8d61 FINISHED, task:UNLOAD_2ee9a7 FINISHED, task:LOAD_7962c1 FINISHED, task:UNLOAD_569416 FINISHED</text:p>
          </table:table-cell>
          <table:table-cell office:value-type="string">
            <text:p>[5.62, 6.15145, 3.0477, 4.150083333333333]</text:p>
          </table:table-cell>
          <table:table-cell office:value-type="float" office:value="18.9692333333333">
            <text:p>18,96923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1, truck:Truck-small-3, truck:Truck-medium-6</text:p>
          </table:table-cell>
          <table:table-cell office:value-type="string">
            <text:p>task:LOAD_eb8d61 STARTED, task:LOAD_eb8d61 FINISHED, task:UNLOAD_2ee9a7 FINISHED, task:LOAD_7962c1 FINISHED, task:UNLOAD_569416 FINISHED</text:p>
          </table:table-cell>
          <table:table-cell office:value-type="string">
            <text:p>[5.62, 6.15145, 3.0477, 4.150083333333333]</text:p>
          </table:table-cell>
          <table:table-cell office:value-type="float" office:value="18.9692333333333">
            <text:p>18,9692333333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large-1</text:p>
          </table:table-cell>
          <table:table-cell office:value-type="string">
            <text:p>task:LOAD_ce416d STARTED, task:LOAD_ce416d FINISHED, task:UNLOAD_653df9 FINISHED</text:p>
          </table:table-cell>
          <table:table-cell office:value-type="string">
            <text:p>[4.28325, 5.4496]</text:p>
          </table:table-cell>
          <table:table-cell office:value-type="float" office:value="9.73285">
            <text:p>9,73285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4, truck:Truck-large-1</text:p>
          </table:table-cell>
          <table:table-cell office:value-type="string">
            <text:p>task:LOAD_ce416d STARTED, task:LOAD_ce416d FINISHED, task:UNLOAD_653df9 FINISHED</text:p>
          </table:table-cell>
          <table:table-cell office:value-type="string">
            <text:p>[4.28325, 5.4496]</text:p>
          </table:table-cell>
          <table:table-cell office:value-type="float" office:value="9.73285">
            <text:p>9,73285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6, truck:Truck-medium-2, truck:Truck-large-9</text:p>
          </table:table-cell>
          <table:table-cell office:value-type="string">
            <text:p>task:LOAD_a5e5e7 STARTED, task:LOAD_a5e5e7 FINISHED, task:UNLOAD_50166a FINISHED, task:LOAD_2ccb21 FINISHED, task:UNLOAD_2a23a8 FINISHED</text:p>
          </table:table-cell>
          <table:table-cell office:value-type="string">
            <text:p>[5.080316666666667, 4.248733333333333, 4.44965, 5.549066666666667]</text:p>
          </table:table-cell>
          <table:table-cell office:value-type="float" office:value="19.3277666666667">
            <text:p>19,3277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6, truck:Truck-medium-2, truck:Truck-large-9</text:p>
          </table:table-cell>
          <table:table-cell office:value-type="string">
            <text:p>task:LOAD_a5e5e7 STARTED, task:LOAD_a5e5e7 FINISHED, task:UNLOAD_50166a FINISHED, task:LOAD_2ccb21 FINISHED, task:UNLOAD_2a23a8 FINISHED</text:p>
          </table:table-cell>
          <table:table-cell office:value-type="string">
            <text:p>[5.080316666666667, 4.248733333333333, 4.44965, 5.549066666666667]</text:p>
          </table:table-cell>
          <table:table-cell office:value-type="float" office:value="19.3277666666667">
            <text:p>19,3277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6, truck:Truck-medium-2, truck:Truck-large-9</text:p>
          </table:table-cell>
          <table:table-cell office:value-type="string">
            <text:p>task:LOAD_a5e5e7 STARTED, task:LOAD_a5e5e7 FINISHED, task:UNLOAD_50166a FINISHED, task:LOAD_2ccb21 FINISHED, task:UNLOAD_2a23a8 FINISHED</text:p>
          </table:table-cell>
          <table:table-cell office:value-type="string">
            <text:p>[5.080316666666667, 4.248733333333333, 4.44965, 5.549066666666667]</text:p>
          </table:table-cell>
          <table:table-cell office:value-type="float" office:value="19.3277666666667">
            <text:p>19,3277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6, truck:Truck-medium-2, truck:Truck-large-9</text:p>
          </table:table-cell>
          <table:table-cell office:value-type="string">
            <text:p>task:LOAD_a5e5e7 STARTED, task:LOAD_a5e5e7 FINISHED, task:UNLOAD_50166a FINISHED, task:LOAD_2ccb21 FINISHED, task:UNLOAD_2a23a8 FINISHED</text:p>
          </table:table-cell>
          <table:table-cell office:value-type="string">
            <text:p>[5.080316666666667, 4.248733333333333, 4.44965, 5.549066666666667]</text:p>
          </table:table-cell>
          <table:table-cell office:value-type="float" office:value="19.3277666666667">
            <text:p>19,3277666667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10</text:p>
          </table:table-cell>
          <table:table-cell office:value-type="string">
            <text:p>task:LOAD_02d03a STARTED, task:LOAD_02d03a FINISHED, task:UNLOAD_225bf6 FINISHED</text:p>
          </table:table-cell>
          <table:table-cell office:value-type="string">
            <text:p>[2.775933333333333, 2.7992]</text:p>
          </table:table-cell>
          <table:table-cell office:value-type="float" office:value="5.57513333333333">
            <text:p>5,5751333333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10</text:p>
          </table:table-cell>
          <table:table-cell office:value-type="string">
            <text:p>task:LOAD_02d03a STARTED, task:LOAD_02d03a FINISHED, task:UNLOAD_225bf6 FINISHED</text:p>
          </table:table-cell>
          <table:table-cell office:value-type="string">
            <text:p>[2.775933333333333, 2.7992]</text:p>
          </table:table-cell>
          <table:table-cell office:value-type="float" office:value="5.57513333333333">
            <text:p>5,5751333333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7, truck:Truck-small-5</text:p>
          </table:table-cell>
          <table:table-cell office:value-type="string">
            <text:p>task:LOAD_0e0926 STARTED, task:LOAD_0e0926 FINISHED, task:UNLOAD_e76316 FINISHED, task:LOAD_434b41 FINISHED, task:UNLOAD_03636e FINISHED</text:p>
          </table:table-cell>
          <table:table-cell office:value-type="string">
            <text:p>[3.5718833333333335, 6.398666666666666, 3.2496666666666667, 2.098133333333333]</text:p>
          </table:table-cell>
          <table:table-cell office:value-type="float" office:value="15.31835">
            <text:p>15,3183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7, truck:Truck-small-5</text:p>
          </table:table-cell>
          <table:table-cell office:value-type="string">
            <text:p>task:LOAD_0e0926 STARTED, task:LOAD_0e0926 FINISHED, task:UNLOAD_e76316 FINISHED, task:LOAD_434b41 FINISHED, task:UNLOAD_03636e FINISHED</text:p>
          </table:table-cell>
          <table:table-cell office:value-type="string">
            <text:p>[3.5718833333333335, 6.398666666666666, 3.2496666666666667, 2.098133333333333]</text:p>
          </table:table-cell>
          <table:table-cell office:value-type="float" office:value="15.31835">
            <text:p>15,3183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7, truck:Truck-small-5</text:p>
          </table:table-cell>
          <table:table-cell office:value-type="string">
            <text:p>task:LOAD_0e0926 STARTED, task:LOAD_0e0926 FINISHED, task:UNLOAD_e76316 FINISHED, task:LOAD_434b41 FINISHED, task:UNLOAD_03636e FINISHED</text:p>
          </table:table-cell>
          <table:table-cell office:value-type="string">
            <text:p>[3.5718833333333335, 6.398666666666666, 3.2496666666666667, 2.098133333333333]</text:p>
          </table:table-cell>
          <table:table-cell office:value-type="float" office:value="15.31835">
            <text:p>15,3183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7, truck:Truck-small-5</text:p>
          </table:table-cell>
          <table:table-cell office:value-type="string">
            <text:p>task:LOAD_0e0926 STARTED, task:LOAD_0e0926 FINISHED, task:UNLOAD_e76316 FINISHED, task:LOAD_434b41 FINISHED, task:UNLOAD_03636e FINISHED</text:p>
          </table:table-cell>
          <table:table-cell office:value-type="string">
            <text:p>[3.5718833333333335, 6.398666666666666, 3.2496666666666667, 2.098133333333333]</text:p>
          </table:table-cell>
          <table:table-cell office:value-type="float" office:value="15.31835">
            <text:p>15,31835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medium-4</text:p>
          </table:table-cell>
          <table:table-cell office:value-type="string">
            <text:p>task:LOAD_57ee0b STARTED, task:LOAD_57ee0b FINISHED, task:UNLOAD_0cdf5e FINISHED</text:p>
          </table:table-cell>
          <table:table-cell office:value-type="string">
            <text:p>[3.5157666666666665, 4.299316666666667]</text:p>
          </table:table-cell>
          <table:table-cell office:value-type="float" office:value="7.81508333333333">
            <text:p>7,8150833333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medium-4</text:p>
          </table:table-cell>
          <table:table-cell office:value-type="string">
            <text:p>task:LOAD_57ee0b STARTED, task:LOAD_57ee0b FINISHED, task:UNLOAD_0cdf5e FINISHED</text:p>
          </table:table-cell>
          <table:table-cell office:value-type="string">
            <text:p>[3.5157666666666665, 4.299316666666667]</text:p>
          </table:table-cell>
          <table:table-cell office:value-type="float" office:value="7.81508333333333">
            <text:p>7,8150833333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2, truck:Truck-medium-9</text:p>
          </table:table-cell>
          <table:table-cell office:value-type="string">
            <text:p>task:LOAD_a63b58 STARTED, task:LOAD_a63b58 FINISHED, task:UNLOAD_6b2891 FINISHED, task:LOAD_40035c FINISHED, task:UNLOAD_7d1150 FINISHED</text:p>
          </table:table-cell>
          <table:table-cell office:value-type="string">
            <text:p>[3.2832, 2.80055, 2.1481166666666667, 4.3492]</text:p>
          </table:table-cell>
          <table:table-cell office:value-type="float" office:value="12.5810666666667">
            <text:p>12,5810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2, truck:Truck-medium-9</text:p>
          </table:table-cell>
          <table:table-cell office:value-type="string">
            <text:p>task:LOAD_a63b58 STARTED, task:LOAD_a63b58 FINISHED, task:UNLOAD_6b2891 FINISHED, task:LOAD_40035c FINISHED, task:UNLOAD_7d1150 FINISHED</text:p>
          </table:table-cell>
          <table:table-cell office:value-type="string">
            <text:p>[3.2832, 2.80055, 2.1481166666666667, 4.3492]</text:p>
          </table:table-cell>
          <table:table-cell office:value-type="float" office:value="12.5810666666667">
            <text:p>12,5810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2, truck:Truck-medium-9</text:p>
          </table:table-cell>
          <table:table-cell office:value-type="string">
            <text:p>task:LOAD_a63b58 STARTED, task:LOAD_a63b58 FINISHED, task:UNLOAD_6b2891 FINISHED, task:LOAD_40035c FINISHED, task:UNLOAD_7d1150 FINISHED</text:p>
          </table:table-cell>
          <table:table-cell office:value-type="string">
            <text:p>[3.2832, 2.80055, 2.1481166666666667, 4.3492]</text:p>
          </table:table-cell>
          <table:table-cell office:value-type="float" office:value="12.5810666666667">
            <text:p>12,5810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2, truck:Truck-medium-9</text:p>
          </table:table-cell>
          <table:table-cell office:value-type="string">
            <text:p>task:LOAD_a63b58 STARTED, task:LOAD_a63b58 FINISHED, task:UNLOAD_6b2891 FINISHED, task:LOAD_40035c FINISHED, task:UNLOAD_7d1150 FINISHED</text:p>
          </table:table-cell>
          <table:table-cell office:value-type="string">
            <text:p>[3.2832, 2.80055, 2.1481166666666667, 4.3492]</text:p>
          </table:table-cell>
          <table:table-cell office:value-type="float" office:value="12.5810666666667">
            <text:p>12,5810666667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10, truck:Truck-large-6</text:p>
          </table:table-cell>
          <table:table-cell office:value-type="string">
            <text:p>task:LOAD_f6f9f3 STARTED, task:LOAD_f6f9f3 FINISHED, task:UNLOAD_cbdc44 FINISHED</text:p>
          </table:table-cell>
          <table:table-cell office:value-type="string">
            <text:p>[3.2287, 5.34965]</text:p>
          </table:table-cell>
          <table:table-cell office:value-type="float" office:value="8.57835">
            <text:p>8,57835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10, truck:Truck-large-6</text:p>
          </table:table-cell>
          <table:table-cell office:value-type="string">
            <text:p>task:LOAD_f6f9f3 STARTED, task:LOAD_f6f9f3 FINISHED, task:UNLOAD_cbdc44 FINISHED</text:p>
          </table:table-cell>
          <table:table-cell office:value-type="string">
            <text:p>[3.2287, 5.34965]</text:p>
          </table:table-cell>
          <table:table-cell office:value-type="float" office:value="8.57835">
            <text:p>8,57835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8, truck:Truck-large-7</text:p>
          </table:table-cell>
          <table:table-cell office:value-type="string">
            <text:p>task:LOAD_b302b2 STARTED, task:LOAD_b302b2 FINISHED, task:UNLOAD_0c59c4 FINISHED, task:LOAD_fc6d1b FINISHED, task:UNLOAD_abad58 FINISHED</text:p>
          </table:table-cell>
          <table:table-cell office:value-type="string">
            <text:p>[2.275716666666667, 4.999, 5.349483333333334, 5.0495]</text:p>
          </table:table-cell>
          <table:table-cell office:value-type="float" office:value="17.6737">
            <text:p>17,673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8, truck:Truck-large-7</text:p>
          </table:table-cell>
          <table:table-cell office:value-type="string">
            <text:p>task:LOAD_b302b2 STARTED, task:LOAD_b302b2 FINISHED, task:UNLOAD_0c59c4 FINISHED, task:LOAD_fc6d1b FINISHED, task:UNLOAD_abad58 FINISHED</text:p>
          </table:table-cell>
          <table:table-cell office:value-type="string">
            <text:p>[2.275716666666667, 4.999, 5.349483333333334, 5.0495]</text:p>
          </table:table-cell>
          <table:table-cell office:value-type="float" office:value="17.6737">
            <text:p>17,673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8, truck:Truck-large-7</text:p>
          </table:table-cell>
          <table:table-cell office:value-type="string">
            <text:p>task:LOAD_b302b2 STARTED, task:LOAD_b302b2 FINISHED, task:UNLOAD_0c59c4 FINISHED, task:LOAD_fc6d1b FINISHED, task:UNLOAD_abad58 FINISHED</text:p>
          </table:table-cell>
          <table:table-cell office:value-type="string">
            <text:p>[2.275716666666667, 4.999, 5.349483333333334, 5.0495]</text:p>
          </table:table-cell>
          <table:table-cell office:value-type="float" office:value="17.6737">
            <text:p>17,673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8, truck:Truck-large-7</text:p>
          </table:table-cell>
          <table:table-cell office:value-type="string">
            <text:p>task:LOAD_b302b2 STARTED, task:LOAD_b302b2 FINISHED, task:UNLOAD_0c59c4 FINISHED, task:LOAD_fc6d1b FINISHED, task:UNLOAD_abad58 FINISHED</text:p>
          </table:table-cell>
          <table:table-cell office:value-type="string">
            <text:p>[2.275716666666667, 4.999, 5.349483333333334, 5.0495]</text:p>
          </table:table-cell>
          <table:table-cell office:value-type="float" office:value="17.6737">
            <text:p>17,6737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5</text:p>
          </table:table-cell>
          <table:table-cell office:value-type="string">
            <text:p>task:LOAD_0bd668 STARTED, task:LOAD_0bd668 FINISHED, task:UNLOAD_3d1330 FINISHED</text:p>
          </table:table-cell>
          <table:table-cell office:value-type="string">
            <text:p>[0.7723166666666667, 4.299033333333333]</text:p>
          </table:table-cell>
          <table:table-cell office:value-type="float" office:value="5.07135">
            <text:p>5,07135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5</text:p>
          </table:table-cell>
          <table:table-cell office:value-type="string">
            <text:p>task:LOAD_0bd668 STARTED, task:LOAD_0bd668 FINISHED, task:UNLOAD_3d1330 FINISHED</text:p>
          </table:table-cell>
          <table:table-cell office:value-type="string">
            <text:p>[0.7723166666666667, 4.299033333333333]</text:p>
          </table:table-cell>
          <table:table-cell office:value-type="float" office:value="5.07135">
            <text:p>5,07135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8, truck:Truck-medium-7</text:p>
          </table:table-cell>
          <table:table-cell office:value-type="string">
            <text:p>task:LOAD_1e5741 STARTED, task:LOAD_1e5741 FINISHED, task:UNLOAD_9bc536 FINISHED, task:LOAD_97388d FINISHED, task:UNLOAD_fe2ca9 FINISHED</text:p>
          </table:table-cell>
          <table:table-cell office:value-type="string">
            <text:p>[3.9678166666666668, 1.04935, 1.4996, 5.549483333333334]</text:p>
          </table:table-cell>
          <table:table-cell office:value-type="float" office:value="12.06625">
            <text:p>12,06625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8, truck:Truck-medium-7</text:p>
          </table:table-cell>
          <table:table-cell office:value-type="string">
            <text:p>task:LOAD_1e5741 STARTED, task:LOAD_1e5741 FINISHED, task:UNLOAD_9bc536 FINISHED, task:LOAD_97388d FINISHED, task:UNLOAD_fe2ca9 FINISHED</text:p>
          </table:table-cell>
          <table:table-cell office:value-type="string">
            <text:p>[3.9678166666666668, 1.04935, 1.4996, 5.549483333333334]</text:p>
          </table:table-cell>
          <table:table-cell office:value-type="float" office:value="12.06625">
            <text:p>12,06625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8, truck:Truck-medium-7</text:p>
          </table:table-cell>
          <table:table-cell office:value-type="string">
            <text:p>task:LOAD_1e5741 STARTED, task:LOAD_1e5741 FINISHED, task:UNLOAD_9bc536 FINISHED, task:LOAD_97388d FINISHED, task:UNLOAD_fe2ca9 FINISHED</text:p>
          </table:table-cell>
          <table:table-cell office:value-type="string">
            <text:p>[3.9678166666666668, 1.04935, 1.4996, 5.549483333333334]</text:p>
          </table:table-cell>
          <table:table-cell office:value-type="float" office:value="12.06625">
            <text:p>12,06625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8, truck:Truck-medium-7</text:p>
          </table:table-cell>
          <table:table-cell office:value-type="string">
            <text:p>task:LOAD_1e5741 STARTED, task:LOAD_1e5741 FINISHED, task:UNLOAD_9bc536 FINISHED, task:LOAD_97388d FINISHED, task:UNLOAD_fe2ca9 FINISHED</text:p>
          </table:table-cell>
          <table:table-cell office:value-type="string">
            <text:p>[3.9678166666666668, 1.04935, 1.4996, 5.549483333333334]</text:p>
          </table:table-cell>
          <table:table-cell office:value-type="float" office:value="12.06625">
            <text:p>12,06625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2">02.12.2025</text:date>, <text:time>20:0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1" meta:object-count="0"/>
    <meta:generator>OpenOffice/4.1.13$Win32 OpenOffice.org_project/4113m1$Build-9810</meta:generator>
  </office:meta>
</office:document-meta>
</file>